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 fo:min-height="3.06pt" fo:min-width="36.65p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41.87pt" svg:height="6.07pt" svg:x="484.41pt" svg:y="18.7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4" table:default-cell-style-name="ce1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2"/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5" calcext:value-type="float">
            <text:p>-0.5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-96.8" calcext:value-type="float">
            <text:p>-96.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style-name="ce3" office:value-type="string" calcext:value-type="string">
            <text:p>+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437.9" calcext:value-type="float">
            <text:p>437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-1.2" calcext:value-type="float">
            <text:p>-1.2</text:p>
          </table:table-cell>
          <table:table-cell/>
          <table:table-cell office:value-type="float" office:value="61.96" calcext:value-type="float">
            <text:p>61.96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8:23:04.535849361</meta:creation-date>
    <dc:date>2019-08-31T18:33:53.946307792</dc:date>
    <meta:editing-duration>PT10M49S</meta:editing-duration>
    <meta:editing-cycles>2</meta:editing-cycles>
    <meta:generator>LibreOffice/6.0.7.3$Linux_X86_64 LibreOffice_project/00m0$Build-3</meta:generator>
    <meta:document-statistic meta:table-count="1" meta:cell-count="23" meta:object-count="1"/>
  </office:meta>
</office:document-meta>
</file>